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monospace" svg:font-family="monospace" style:font-family-generic="roman"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65in" fo:margin-left="-0.0806in" fo:margin-top="0in" fo:margin-bottom="0in" table:align="left" style:writing-mode="lr-tb"/>
    </style:style>
    <style:style style:name="Table1.A" style:family="table-column">
      <style:table-column-properties style:column-width="1.0799in"/>
    </style:style>
    <style:style style:name="Table1.B" style:family="table-column">
      <style:table-column-properties style:column-width="1.241in"/>
    </style:style>
    <style:style style:name="Table1.C" style:family="table-column">
      <style:table-column-properties style:column-width="1.1292in"/>
    </style:style>
    <style:style style:name="Table1.D" style:family="table-column">
      <style:table-column-properties style:column-width="3.2in"/>
    </style:style>
    <style:style style:name="Table1.1" style:family="table-row">
      <style:table-row-properties fo:keep-together="auto"/>
    </style:style>
    <style:style style:name="Table1.A1" style:family="table-cell">
      <style:table-cell-properties fo:background-color="#000000" fo:padding-left="0.0257in" fo:padding-right="0.075in" fo:padding-top="0in" fo:padding-bottom="0in" fo:border-left="1pt solid #000001" fo:border-right="none" fo:border-top="1pt solid #000001" fo:border-bottom="none">
        <style:background-image/>
      </style:table-cell-properties>
    </style:style>
    <style:style style:name="Table1.B1" style:family="table-cell">
      <style:table-cell-properties fo:background-color="#000000" fo:padding-left="0.0743in" fo:padding-right="0.075in" fo:padding-top="0in" fo:padding-bottom="0in" fo:border-left="none" fo:border-right="none" fo:border-top="1pt solid #000001" fo:border-bottom="none">
        <style:background-image/>
      </style:table-cell-properties>
    </style:style>
    <style:style style:name="Table1.D1" style:family="table-cell">
      <style:table-cell-properties fo:background-color="#000000" fo:padding-left="0.0743in" fo:padding-right="0.075in" fo:padding-top="0in" fo:padding-bottom="0in" fo:border-left="none" fo:border-right="1pt solid #000001" fo:border-top="1pt solid #000001" fo:border-bottom="none">
        <style:background-image/>
      </style:table-cell-properties>
    </style:style>
    <style:style style:name="Table1.A2" style:family="table-cell">
      <style:table-cell-properties fo:background-color="#ffffff" fo:padding-left="0.0257in" fo:padding-right="0.075in" fo:padding-top="0in" fo:padding-bottom="0in" fo:border="1pt solid #000001">
        <style:background-image/>
      </style:table-cell-properties>
    </style:style>
    <style:style style:name="Table1.A3" style:family="table-cell">
      <style:table-cell-properties fo:background-color="#ffffff" fo:padding-left="0.0257in" fo:padding-right="0.075in" fo:padding-top="0in" fo:padding-bottom="0in" fo:border-left="1pt solid #000001" fo:border-right="none" fo:border-top="none" fo:border-bottom="none">
        <style:background-image/>
      </style:table-cell-properties>
    </style:style>
    <style:style style:name="Table1.B3" style:family="table-cell">
      <style:table-cell-properties fo:background-color="#ffffff" fo:padding-left="0.0743in" fo:padding-right="0.075in" fo:padding-top="0in" fo:padding-bottom="0in" fo:border="none">
        <style:background-image/>
      </style:table-cell-properties>
    </style:style>
    <style:style style:name="Table1.D3" style:family="table-cell">
      <style:table-cell-properties fo:background-color="#ffffff" fo:padding-left="0.0743in" fo:padding-right="0.075in" fo:padding-top="0in" fo:padding-bottom="0in" fo:border-left="none" fo:border-right="1pt solid #000001" fo:border-top="none" fo:border-bottom="none">
        <style:background-image/>
      </style:table-cell-properties>
    </style:style>
    <style:style style:name="Table1.A29" style:family="table-cell">
      <style:table-cell-properties fo:background-color="#ffffff" fo:padding-left="0.0257in" fo:padding-right="0.075in" fo:padding-top="0in" fo:padding-bottom="0in" fo:border-left="1pt solid #000001" fo:border-right="none" fo:border-top="none" fo:border-bottom="1pt solid #000001">
        <style:background-image/>
      </style:table-cell-properties>
    </style:style>
    <style:style style:name="Table1.B29" style:family="table-cell">
      <style:table-cell-properties fo:background-color="#ffffff" fo:padding-left="0.0743in" fo:padding-right="0.075in" fo:padding-top="0in" fo:padding-bottom="0in" fo:border-left="none" fo:border-right="none" fo:border-top="none" fo:border-bottom="1pt solid #000001">
        <style:background-image/>
      </style:table-cell-properties>
    </style:style>
    <style:style style:name="Table1.D29" style:family="table-cell">
      <style:table-cell-properties fo:background-color="#ffffff" fo:padding-left="0.0743in" fo:padding-right="0.075in" fo:padding-top="0in" fo:padding-bottom="0in" fo:border-left="none" fo:border-right="1pt solid #000001" fo:border-top="none" fo:border-bottom="1pt solid #000001">
        <style:background-image/>
      </style:table-cell-properties>
    </style:style>
    <style:style style:name="P1" style:family="paragraph" style:parent-style-name="Standard">
      <style:paragraph-properties fo:line-height="100%" fo:text-align="center" style:justify-single-word="false"/>
      <style:text-properties fo:font-size="16pt" fo:font-weight="bold" style:font-name-asian="Times New Roman1" style:font-size-asian="16pt" style:font-weight-asian="bold" style:font-name-complex="Times New Roman1" style:font-size-complex="16pt"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name-complex="Times New Roman1" style:font-size-complex="14pt"/>
    </style:style>
    <style:style style:name="P3" style:family="paragraph" style:parent-style-name="Standard">
      <style:paragraph-properties fo:margin-top="0in" fo:margin-bottom="0.4165in" loext:contextual-spacing="false" fo:line-height="100%" fo:text-align="center" style:justify-single-word="false"/>
    </style:style>
    <style:style style:name="P4" style:family="paragraph" style:parent-style-name="Standard">
      <style:paragraph-properties fo:break-before="page"/>
    </style:style>
    <style:style style:name="P5" style:family="paragraph" style:parent-style-name="Standard">
      <style:paragraph-properties fo:text-align="center" style:justify-single-word="false" fo:break-before="page"/>
      <style:text-properties fo:font-size="14pt" fo:font-weight="bold" style:font-size-asian="14pt" style:font-weight-asian="bold" style:font-name-complex="Times New Roman1" style:font-size-complex="14pt"/>
    </style:style>
    <style:style style:name="P6" style:family="paragraph" style:parent-style-name="List_20_Paragraph">
      <style:paragraph-properties>
        <style:tab-stops>
          <style:tab-stop style:position="0.75in"/>
        </style:tab-stops>
      </style:paragraph-properties>
      <style:text-properties style:font-name="Times New Roman" fo:font-size="10pt" style:font-size-asian="10pt" style:font-name-complex="Times New Roman1" style:font-size-complex="10pt"/>
    </style:style>
    <style:style style:name="P7" style:family="paragraph" style:parent-style-name="List_20_Paragraph">
      <style:paragraph-properties fo:margin-left="0.25in" fo:margin-right="0in" fo:text-indent="0in" style:auto-text-indent="false"/>
    </style:style>
    <style:style style:name="P8" style:family="paragraph" style:parent-style-name="List_20_Paragraph">
      <style:paragraph-properties fo:margin-left="0.25in" fo:margin-right="0in" fo:margin-top="0in" fo:margin-bottom="0.139in" loext:contextual-spacing="true" fo:text-indent="0in" style:auto-text-indent="false"/>
    </style:style>
    <style:style style:name="P9" style:family="paragraph" style:parent-style-name="List_20_Paragraph">
      <style:paragraph-properties fo:margin-left="0.55in" fo:margin-right="0in" fo:text-indent="0in" style:auto-text-indent="false"/>
    </style:style>
    <style:style style:name="P10" style:family="paragraph" style:parent-style-name="List_20_Paragraph">
      <style:paragraph-properties fo:margin-left="0.55in" fo:margin-right="0in" fo:text-indent="0in" style:auto-text-indent="false"/>
      <style:text-properties style:font-name="Times New Roman" fo:font-size="10pt" style:font-size-asian="10pt" style:font-name-complex="Times New Roman1" style:font-size-complex="10pt"/>
    </style:style>
    <style:style style:name="P11" style:family="paragraph" style:parent-style-name="List_20_Paragraph">
      <style:paragraph-properties fo:margin-left="0.55in" fo:margin-right="0in" fo:text-indent="0in" style:auto-text-indent="false">
        <style:tab-stops>
          <style:tab-stop style:position="0.75in"/>
          <style:tab-stop style:position="1in"/>
          <style:tab-stop style:position="1.25in"/>
          <style:tab-stop style:position="1.5in"/>
          <style:tab-stop style:position="1.75in"/>
          <style:tab-stop style:position="2in"/>
        </style:tab-stops>
      </style:paragraph-properties>
    </style:style>
    <style:style style:name="P12" style:family="paragraph" style:parent-style-name="List_20_Paragraph">
      <style:paragraph-properties fo:margin-left="0.55in" fo:margin-right="0in" fo:text-indent="0in" style:auto-text-indent="false">
        <style:tab-stops>
          <style:tab-stop style:position="0.75in"/>
          <style:tab-stop style:position="1in"/>
          <style:tab-stop style:position="1.25in"/>
          <style:tab-stop style:position="1.5in"/>
          <style:tab-stop style:position="1.75in"/>
          <style:tab-stop style:position="2in"/>
        </style:tab-stops>
      </style:paragraph-properties>
      <style:text-properties style:font-name="Courier New" fo:font-size="10pt" fo:font-weight="normal" style:font-size-asian="10pt" style:font-weight-asian="normal" style:font-name-complex="Courier New2" style:font-size-complex="10pt" style:font-weight-complex="normal"/>
    </style:style>
    <style:style style:name="P13" style:family="paragraph" style:parent-style-name="List_20_Paragraph">
      <style:paragraph-properties fo:margin-left="0.55in" fo:margin-right="0in" fo:text-indent="0in" style:auto-text-indent="false">
        <style:tab-stops>
          <style:tab-stop style:position="0.75in"/>
          <style:tab-stop style:position="1in"/>
          <style:tab-stop style:position="1.25in"/>
          <style:tab-stop style:position="1.5in"/>
          <style:tab-stop style:position="1.75in"/>
          <style:tab-stop style:position="2in"/>
        </style:tab-stops>
      </style:paragraph-properties>
      <style:text-properties style:font-name="Courier New" fo:font-size="10pt" style:font-size-asian="10pt" style:font-name-complex="Courier New2" style:font-size-complex="10pt"/>
    </style:style>
    <style:style style:name="P14" style:family="paragraph" style:parent-style-name="List_20_Paragraph">
      <style:paragraph-properties fo:margin-left="0.55in" fo:margin-right="0in" fo:text-indent="0in" style:auto-text-indent="false">
        <style:tab-stops>
          <style:tab-stop style:position="0.75in"/>
          <style:tab-stop style:position="1in"/>
          <style:tab-stop style:position="1.25in"/>
          <style:tab-stop style:position="1.5in"/>
          <style:tab-stop style:position="1.75in"/>
          <style:tab-stop style:position="2in"/>
        </style:tab-stops>
      </style:paragraph-properties>
      <style:text-properties fo:font-weight="normal" style:font-weight-asian="normal" style:font-weight-complex="normal"/>
    </style:style>
    <style:style style:name="P15" style:family="paragraph" style:parent-style-name="List_20_Paragraph">
      <style:paragraph-properties fo:margin-left="0.85in" fo:margin-right="0in" fo:text-indent="0in" style:auto-text-indent="false"/>
    </style:style>
    <style:style style:name="P16" style:family="paragraph" style:parent-style-name="Contents_20_1">
      <style:paragraph-properties>
        <style:tab-stops>
          <style:tab-stop style:position="0.3055in"/>
          <style:tab-stop style:position="6.4929in" style:type="right" style:leader-style="dotted" style:leader-text="."/>
          <style:tab-stop style:position="6.5in" style:type="right" style:leader-style="dotted" style:leader-text="."/>
        </style:tab-stops>
      </style:paragraph-properties>
    </style:style>
    <style:style style:name="P17" style:family="paragraph" style:parent-style-name="Contents_20_2">
      <style:paragraph-properties>
        <style:tab-stops>
          <style:tab-stop style:position="6.5in" style:type="right" style:leader-style="dotted" style:leader-text="."/>
        </style:tab-stops>
      </style:paragraph-properties>
    </style:style>
    <style:style style:name="P18" style:family="paragraph" style:parent-style-name="Contents_20_3">
      <style:paragraph-properties>
        <style:tab-stops>
          <style:tab-stop style:position="6.5in" style:type="right" style:leader-style="dotted" style:leader-text="."/>
        </style:tab-stops>
      </style:paragraph-properties>
    </style:style>
    <style:style style:name="P19" style:family="paragraph" style:parent-style-name="Table_20_Paragraph">
      <style:paragraph-properties fo:margin-top="0in" fo:margin-bottom="0in" loext:contextual-spacing="false" fo:line-height="100%"/>
      <style:text-properties style:font-name="Calibri" fo:font-weight="bold" style:font-weight-asian="bold" style:font-weight-complex="bold"/>
    </style:style>
    <style:style style:name="P20" style:family="paragraph" style:parent-style-name="Table_20_Paragraph">
      <style:paragraph-properties fo:margin-top="0in" fo:margin-bottom="0in" loext:contextual-spacing="false" fo:line-height="100%"/>
      <style:text-properties style:font-name="Calibri" fo:font-weight="bold" officeooo:rsid="0010914b" officeooo:paragraph-rsid="0010914b" style:font-weight-asian="bold" style:font-weight-complex="bold"/>
    </style:style>
    <style:style style:name="P21" style:family="paragraph" style:parent-style-name="Table_20_Paragraph">
      <style:paragraph-properties fo:margin-top="0in" fo:margin-bottom="0in" loext:contextual-spacing="false" fo:line-height="100%"/>
      <style:text-properties style:font-name="Calibri" fo:font-weight="bold" officeooo:rsid="001096b3" officeooo:paragraph-rsid="001096b3" style:font-weight-asian="bold" style:font-weight-complex="bold"/>
    </style:style>
    <style:style style:name="P22" style:family="paragraph" style:parent-style-name="Table_20_Paragraph">
      <style:paragraph-properties fo:margin-top="0in" fo:margin-bottom="0in" loext:contextual-spacing="false" fo:line-height="100%"/>
      <style:text-properties style:font-name="Calibri"/>
    </style:style>
    <style:style style:name="P23" style:family="paragraph" style:parent-style-name="Table_20_Paragraph">
      <style:paragraph-properties fo:margin-top="0in" fo:margin-bottom="0in" loext:contextual-spacing="false" fo:line-height="100%"/>
      <style:text-properties style:font-name="Calibri" officeooo:rsid="0010914b" officeooo:paragraph-rsid="0010914b"/>
    </style:style>
    <style:style style:name="P24" style:family="paragraph" style:parent-style-name="Table_20_Paragraph">
      <style:paragraph-properties fo:margin-top="0in" fo:margin-bottom="0in" loext:contextual-spacing="false" fo:line-height="100%"/>
      <style:text-properties style:font-name="Calibri" fo:font-weight="normal" style:font-weight-asian="normal" style:font-weight-complex="bold"/>
    </style:style>
    <style:style style:name="P25" style:family="paragraph" style:parent-style-name="Table_20_Paragraph">
      <style:paragraph-properties fo:margin-top="0in" fo:margin-bottom="0in" loext:contextual-spacing="false" fo:line-height="100%"/>
      <style:text-properties style:font-name="Calibri" fo:font-weight="normal" style:font-weight-asian="normal" style:font-weight-complex="normal"/>
    </style:style>
    <style:style style:name="P26" style:family="paragraph" style:parent-style-name="Table_20_Paragraph">
      <style:paragraph-properties fo:margin-top="0in" fo:margin-bottom="0in" loext:contextual-spacing="false" fo:line-height="100%"/>
      <style:text-properties style:font-name="Calibri" officeooo:rsid="001096b3" officeooo:paragraph-rsid="001096b3"/>
    </style:style>
    <style:style style:name="P27" style:family="paragraph" style:parent-style-name="Table_20_Paragraph">
      <style:paragraph-properties fo:margin-top="0in" fo:margin-bottom="0in" loext:contextual-spacing="false" fo:line-height="100%"/>
      <style:text-properties fo:color="#ffffff" style:font-name="Calibri" fo:font-weight="bold" style:font-weight-asian="bold" style:font-weight-complex="bold"/>
    </style:style>
    <style:style style:name="P28" style:family="paragraph" style:parent-style-name="Standard">
      <style:paragraph-properties fo:margin-top="0in" fo:margin-bottom="0.3335in" loext:contextual-spacing="false" fo:line-height="100%" fo:text-align="center" style:justify-single-word="false">
        <style:tab-stops>
          <style:tab-stop style:position="0.25in"/>
          <style:tab-stop style:position="0.3126in"/>
        </style:tab-stops>
      </style:paragraph-properties>
      <style:text-properties fo:font-size="18pt" fo:font-weight="bold" style:font-name-asian="Times New Roman1" style:font-size-asian="18pt" style:font-weight-asian="bold" style:font-name-complex="Times New Roman1" style:font-size-complex="14pt" style:font-weight-complex="bold"/>
    </style:style>
    <style:style style:name="P29" style:family="paragraph" style:parent-style-name="Standard">
      <style:paragraph-properties fo:margin-top="0in" fo:margin-bottom="0.3335in" loext:contextual-spacing="false" fo:line-height="100%" fo:text-align="center" style:justify-single-word="false"/>
      <style:text-properties fo:font-size="24pt" fo:font-weight="bold" style:font-name-asian="Times New Roman1" style:font-size-asian="24pt" style:font-weight-asian="bold" style:font-name-complex="Times New Roman1" style:font-size-complex="24pt" style:font-weight-complex="bold"/>
    </style:style>
    <style:style style:name="P30" style:family="paragraph" style:parent-style-name="Standard">
      <style:paragraph-properties fo:margin-top="0in" fo:margin-bottom="0.1665in" loext:contextual-spacing="false" fo:line-height="100%" fo:text-align="center" style:justify-single-word="false"/>
      <style:text-properties fo:font-size="24pt" fo:font-weight="bold" style:font-name-asian="Times New Roman1" style:font-size-asian="24pt" style:font-weight-asian="bold" style:font-name-complex="Times New Roman1" style:font-size-complex="24pt" style:font-weight-complex="bold"/>
    </style:style>
    <style:style style:name="P31" style:family="paragraph" style:parent-style-name="List_20_Paragraph">
      <style:paragraph-properties fo:margin-left="0in" fo:margin-right="0in" fo:text-indent="0in" style:auto-text-indent="false"/>
    </style:style>
    <style:style style:name="P32" style:family="paragraph" style:parent-style-name="Standard" style:master-page-name="Standard">
      <style:paragraph-properties style:page-number="auto"/>
    </style:style>
    <style:style style:name="P33" style:family="paragraph" style:parent-style-name="Table_20_Paragraph">
      <style:paragraph-properties fo:margin-top="0in" fo:margin-bottom="0in" loext:contextual-spacing="false" fo:line-height="100%"/>
      <style:text-properties style:font-name="Calibri" fo:font-weight="bold" officeooo:rsid="0019a767" officeooo:paragraph-rsid="0019a767" style:font-weight-asian="bold" style:font-weight-complex="bold"/>
    </style:style>
    <style:style style:name="P34" style:family="paragraph" style:parent-style-name="Table_20_Paragraph">
      <style:paragraph-properties fo:margin-top="0in" fo:margin-bottom="0in" loext:contextual-spacing="false" fo:line-height="100%"/>
      <style:text-properties style:font-name="Calibri" officeooo:rsid="0019a767" officeooo:paragraph-rsid="0019a767"/>
    </style:style>
    <style:style style:name="P35" style:family="paragraph" style:parent-style-name="Heading_20_2" style:list-style-name="WWNum2"/>
    <style:style style:name="P36" style:family="paragraph" style:parent-style-name="List_20_Paragraph" style:list-style-name="WWNum1"/>
    <style:style style:name="P37" style:family="paragraph" style:parent-style-name="List_20_Paragraph">
      <style:paragraph-properties fo:margin-left="0.25in" fo:margin-right="0in" fo:text-indent="0in" style:auto-text-indent="false"/>
      <style:text-properties fo:font-weight="normal" style:font-weight-asian="normal" style:font-weight-complex="normal"/>
    </style:style>
    <style:style style:name="P38" style:family="paragraph" style:parent-style-name="List_20_Paragraph">
      <style:paragraph-properties fo:margin-left="0.25in" fo:margin-right="0in" fo:text-indent="0in" style:auto-text-indent="false"/>
      <style:text-properties fo:font-weight="normal" officeooo:rsid="0015f679" officeooo:paragraph-rsid="0015f679" style:font-weight-asian="normal" style:font-weight-complex="normal"/>
    </style:style>
    <style:style style:name="P39" style:family="paragraph" style:parent-style-name="Heading_20_3" style:list-style-name="WWNum2"/>
    <style:style style:name="P40" style:family="paragraph" style:parent-style-name="Heading_20_1" style:list-style-name="WWNum2"/>
    <style:style style:name="P41" style:family="paragraph" style:parent-style-name="Heading_20_1" style:list-style-name="WWNum2">
      <style:paragraph-properties fo:break-before="page"/>
    </style:style>
    <style:style style:name="P42" style:family="paragraph">
      <style:paragraph-properties fo:text-align="start"/>
    </style:style>
    <style:style style:name="T1" style:family="text">
      <style:text-properties fo:font-size="16pt" fo:font-weight="bold" style:font-name-asian="Times New Roman1" style:font-size-asian="16pt" style:font-weight-asian="bold" style:font-name-complex="Times New Roman1" style:font-size-complex="16pt" style:font-weight-complex="bold"/>
    </style:style>
    <style:style style:name="T2" style:family="text">
      <style:text-properties text:display="true"/>
    </style:style>
    <style:style style:name="T3" style:family="text">
      <style:text-properties fo:color="#000000" style:font-name="monospace" fo:background-color="#ffffff" loext:char-shading-value="0"/>
    </style:style>
    <style:style style:name="T4" style:family="text">
      <style:text-properties style:font-name="monospace"/>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font-name="Courier New" fo:font-size="10pt" style:font-size-asian="10pt" style:font-name-complex="Courier New2" style:font-size-complex="10pt"/>
    </style:style>
    <style:style style:name="T8" style:family="text">
      <style:text-properties style:font-name="Courier New" fo:font-size="10pt" fo:font-weight="bold" style:font-size-asian="10pt" style:font-weight-asian="bold" style:font-name-complex="Courier New2" style:font-size-complex="10pt"/>
    </style:style>
    <style:style style:name="T9" style:family="text">
      <style:text-properties style:font-name="Courier New" fo:font-size="10pt" fo:font-weight="bold" style:font-size-asian="10pt" style:font-weight-asian="bold" style:font-name-complex="Courier New2" style:font-size-complex="10pt" style:font-weight-complex="bold"/>
    </style:style>
    <style:style style:name="T10" style:family="text">
      <style:text-properties style:font-name="Courier New" fo:font-size="10pt" fo:font-weight="normal" style:font-size-asian="10pt" style:font-weight-asian="normal" style:font-name-complex="Courier New2" style:font-size-complex="10pt"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1169a3" style:font-weight-asian="normal" style:font-weight-complex="normal"/>
    </style:style>
    <style:style style:name="T13" style:family="text">
      <style:text-properties officeooo:rsid="001096b3"/>
    </style:style>
    <style:style style:name="T14" style:family="text">
      <style:text-properties officeooo:rsid="001169a3"/>
    </style:style>
    <style:style style:name="T15" style:family="text">
      <style:text-properties fo:font-style="italic" style:font-style-asian="italic" style:font-style-complex="italic"/>
    </style:style>
    <style:style style:name="T16" style:family="text">
      <style:text-properties fo:font-style="italic" officeooo:rsid="001169a3" style:font-style-asian="italic" style:font-style-complex="italic"/>
    </style:style>
    <style:style style:name="T17" style:family="text">
      <style:text-properties officeooo:rsid="00215f23"/>
    </style:style>
    <style:style style:name="Sect1" style:family="section">
      <style:section-properties style:editable="false">
        <style:columns fo:column-count="1" fo:column-gap="0in"/>
      </style:section-properties>
    </style:style>
    <style:style style:name="gr1" style:family="graphic" style:data-style-name="C36">
      <style:graphic-properties style:vertical-pos="middle" style:vertical-rel="baseline" style:horizontal-pos="from-left" style:horizontal-rel="paragraph" draw:wrap-influence-on-position="once-concurrent" style:flow-with-text="false"/>
    </style:style>
    <number:date-style style:name="C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current-value="2016-03-31"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28"><text:s/></text:p>
      <text:p text:style-name="P30">Technical Description</text:p>
      <text:p text:style-name="P29">TAK Suite Chat Protocol</text:p>
      <text:p text:style-name="P3"><text:span text:style-name="T1">Date: </text:span><text:span text:style-name="T1"><draw:control text:anchor-type="as-char" draw:z-index="0" draw:style-name="gr1" draw:text-style-name="P42" svg:width="0.8732in" svg:height="0.2071in" draw:control="control1"/></text:span></text:p>
      <text:p text:style-name="P1"/>
      <text:p text:style-name="P5">CHANGE LOG</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7">DATE</text:p>
          </table:table-cell>
          <table:table-cell table:style-name="Table1.B1" office:value-type="string">
            <text:p text:style-name="P27">AUTHOR</text:p>
          </table:table-cell>
          <table:table-cell table:style-name="Table1.B1" office:value-type="string">
            <text:p text:style-name="P27">REVISION</text:p>
          </table:table-cell>
          <table:table-cell table:style-name="Table1.D1" office:value-type="string">
            <text:p text:style-name="P27">REVISION</text:p>
          </table:table-cell>
        </table:table-row>
        <table:table-row table:style-name="Table1.1">
          <table:table-cell table:style-name="Table1.A2" office:value-type="string">
            <text:p text:style-name="P24">03/09/2016</text:p>
          </table:table-cell>
          <table:table-cell table:style-name="Table1.A2" office:value-type="string">
            <text:p text:style-name="P22">Andrew Scally</text:p>
          </table:table-cell>
          <table:table-cell table:style-name="Table1.A2" office:value-type="string">
            <text:p text:style-name="P22">Baseline</text:p>
          </table:table-cell>
          <table:table-cell table:style-name="Table1.A2" office:value-type="string">
            <text:p text:style-name="P22">Initial Document</text:p>
          </table:table-cell>
        </table:table-row>
        <table:table-row table:style-name="Table1.1">
          <table:table-cell table:style-name="Table1.A3" office:value-type="string">
            <text:p text:style-name="P24">03/31/2016</text:p>
          </table:table-cell>
          <table:table-cell table:style-name="Table1.B3" office:value-type="string">
            <text:p text:style-name="P22">Andrew Scally</text:p>
          </table:table-cell>
          <table:table-cell table:style-name="Table1.B3" office:value-type="string">
            <text:p text:style-name="P22">1</text:p>
          </table:table-cell>
          <table:table-cell table:style-name="Table1.D3" office:value-type="string">
            <text:p text:style-name="P22">Update specification due to improvements. <text:s/>Source revisions 21626, 21637, 21711.</text:p>
          </table:table-cell>
        </table:table-row>
        <table:table-row table:style-name="Table1.1">
          <table:table-cell table:style-name="Table1.A2" office:value-type="string">
            <text:p text:style-name="P25">12/2/2016</text:p>
          </table:table-cell>
          <table:table-cell table:style-name="Table1.A2" office:value-type="string">
            <text:p text:style-name="P22">V. Costanza</text:p>
          </table:table-cell>
          <table:table-cell table:style-name="Table1.A2" office:value-type="string">
            <text:p text:style-name="P22">2</text:p>
          </table:table-cell>
          <table:table-cell table:style-name="Table1.A2" office:value-type="string">
            <text:p text:style-name="P22">Update specification due to nested group enhancements in r26692.</text:p>
          </table:table-cell>
        </table:table-row>
        <table:table-row table:style-name="Table1.1">
          <table:table-cell table:style-name="Table1.A3" office:value-type="string">
            <text:p text:style-name="P25">12/15/2016</text:p>
          </table:table-cell>
          <table:table-cell table:style-name="Table1.B3" office:value-type="string">
            <text:p text:style-name="P22">V. Costanza</text:p>
          </table:table-cell>
          <table:table-cell table:style-name="Table1.B3" office:value-type="string">
            <text:p text:style-name="P22">3</text:p>
          </table:table-cell>
          <table:table-cell table:style-name="Table1.D3" office:value-type="string">
            <text:p text:style-name="P22">Updated to include new group hierarchy CoT.</text:p>
          </table:table-cell>
        </table:table-row>
        <table:table-row table:style-name="Table1.1">
          <table:table-cell table:style-name="Table1.A2" office:value-type="string">
            <text:p text:style-name="P25">1/25/2017</text:p>
          </table:table-cell>
          <table:table-cell table:style-name="Table1.A2" office:value-type="string">
            <text:p text:style-name="P22">V. Costanza</text:p>
          </table:table-cell>
          <table:table-cell table:style-name="Table1.A2" office:value-type="string">
            <text:p text:style-name="P22">4</text:p>
          </table:table-cell>
          <table:table-cell table:style-name="Table1.A2" office:value-type="string">
            <text:p text:style-name="P22">Updated to include “tadilj” attribute</text:p>
          </table:table-cell>
        </table:table-row>
        <table:table-row table:style-name="Table1.1">
          <table:table-cell table:style-name="Table1.A3" office:value-type="string">
            <text:p text:style-name="P20">3/2/2017</text:p>
          </table:table-cell>
          <table:table-cell table:style-name="Table1.B3" office:value-type="string">
            <text:p text:style-name="P23">Bisgrove</text:p>
          </table:table-cell>
          <table:table-cell table:style-name="Table1.B3" office:value-type="string">
            <text:p text:style-name="P23">5</text:p>
          </table:table-cell>
          <table:table-cell table:style-name="Table1.D3" office:value-type="string">
            <text:p text:style-name="P23">Added clarification about UID and reference to the CoT Specification number for Remarks / Free Text.</text:p>
          </table:table-cell>
        </table:table-row>
        <table:table-row table:style-name="Table1.1">
          <table:table-cell table:style-name="Table1.A2" office:value-type="string">
            <text:p text:style-name="P21">1/28/2018</text:p>
          </table:table-cell>
          <table:table-cell table:style-name="Table1.A2" office:value-type="string">
            <text:p text:style-name="P26">Bisgrove</text:p>
          </table:table-cell>
          <table:table-cell table:style-name="Table1.A2" office:value-type="string">
            <text:p text:style-name="P26">6</text:p>
          </table:table-cell>
          <table:table-cell table:style-name="Table1.A2" office:value-type="string">
            <text:p text:style-name="P26">Added in the ability for positional information to be sent as part of the message.</text:p>
          </table:table-cell>
        </table:table-row>
        <table:table-row table:style-name="Table1.1">
          <table:table-cell table:style-name="Table1.A3" office:value-type="string">
            <text:p text:style-name="P33">8/9/2018</text:p>
          </table:table-cell>
          <table:table-cell table:style-name="Table1.B3" office:value-type="string">
            <text:p text:style-name="P34">Costanza</text:p>
          </table:table-cell>
          <table:table-cell table:style-name="Table1.B3" office:value-type="string">
            <text:p text:style-name="P34">7</text:p>
          </table:table-cell>
          <table:table-cell table:style-name="Table1.D3" office:value-type="string">
            <text:p text:style-name="P34">Add clarification about group member updates based on question from Shawn K.</text:p>
          </table:table-cell>
        </table:table-row>
        <table:table-row table:style-name="Table1.1">
          <table:table-cell table:style-name="Table1.A2" office:value-type="string">
            <text:p text:style-name="P19"/>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row>
        <table:table-row table:style-name="Table1.1">
          <table:table-cell table:style-name="Table1.A3" office:value-type="string">
            <text:p text:style-name="P19"/>
          </table:table-cell>
          <table:table-cell table:style-name="Table1.B3" office:value-type="string">
            <text:p text:style-name="P22"/>
          </table:table-cell>
          <table:table-cell table:style-name="Table1.B3" office:value-type="string">
            <text:p text:style-name="P22"/>
          </table:table-cell>
          <table:table-cell table:style-name="Table1.D3" office:value-type="string">
            <text:p text:style-name="P22"/>
          </table:table-cell>
        </table:table-row>
        <table:table-row table:style-name="Table1.1">
          <table:table-cell table:style-name="Table1.A2" office:value-type="string">
            <text:p text:style-name="P19"/>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row>
        <table:table-row table:style-name="Table1.1">
          <table:table-cell table:style-name="Table1.A3" office:value-type="string">
            <text:p text:style-name="P19"/>
          </table:table-cell>
          <table:table-cell table:style-name="Table1.B3" office:value-type="string">
            <text:p text:style-name="P22"/>
          </table:table-cell>
          <table:table-cell table:style-name="Table1.B3" office:value-type="string">
            <text:p text:style-name="P22"/>
          </table:table-cell>
          <table:table-cell table:style-name="Table1.D3" office:value-type="string">
            <text:p text:style-name="P22"/>
          </table:table-cell>
        </table:table-row>
        <table:table-row table:style-name="Table1.1">
          <table:table-cell table:style-name="Table1.A2" office:value-type="string">
            <text:p text:style-name="P19"/>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row>
        <table:table-row table:style-name="Table1.1">
          <table:table-cell table:style-name="Table1.A3" office:value-type="string">
            <text:p text:style-name="P19"/>
          </table:table-cell>
          <table:table-cell table:style-name="Table1.B3" office:value-type="string">
            <text:p text:style-name="P22"/>
          </table:table-cell>
          <table:table-cell table:style-name="Table1.B3" office:value-type="string">
            <text:p text:style-name="P22"/>
          </table:table-cell>
          <table:table-cell table:style-name="Table1.D3" office:value-type="string">
            <text:p text:style-name="P22"/>
          </table:table-cell>
        </table:table-row>
        <table:table-row table:style-name="Table1.1">
          <table:table-cell table:style-name="Table1.A2" office:value-type="string">
            <text:p text:style-name="P19"/>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row>
        <table:table-row table:style-name="Table1.1">
          <table:table-cell table:style-name="Table1.A3" office:value-type="string">
            <text:p text:style-name="P19"/>
          </table:table-cell>
          <table:table-cell table:style-name="Table1.B3" office:value-type="string">
            <text:p text:style-name="P22"/>
          </table:table-cell>
          <table:table-cell table:style-name="Table1.B3" office:value-type="string">
            <text:p text:style-name="P22"/>
          </table:table-cell>
          <table:table-cell table:style-name="Table1.D3" office:value-type="string">
            <text:p text:style-name="P22"/>
          </table:table-cell>
        </table:table-row>
        <table:table-row table:style-name="Table1.1">
          <table:table-cell table:style-name="Table1.A2" office:value-type="string">
            <text:p text:style-name="P19"/>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row>
        <table:table-row table:style-name="Table1.1">
          <table:table-cell table:style-name="Table1.A3" office:value-type="string">
            <text:p text:style-name="P19"/>
          </table:table-cell>
          <table:table-cell table:style-name="Table1.B3" office:value-type="string">
            <text:p text:style-name="P22"/>
          </table:table-cell>
          <table:table-cell table:style-name="Table1.B3" office:value-type="string">
            <text:p text:style-name="P22"/>
          </table:table-cell>
          <table:table-cell table:style-name="Table1.D3" office:value-type="string">
            <text:p text:style-name="P22"/>
          </table:table-cell>
        </table:table-row>
        <table:table-row table:style-name="Table1.1">
          <table:table-cell table:style-name="Table1.A2" office:value-type="string">
            <text:p text:style-name="P19"/>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row>
        <table:table-row table:style-name="Table1.1">
          <table:table-cell table:style-name="Table1.A3" office:value-type="string">
            <text:p text:style-name="P19"/>
          </table:table-cell>
          <table:table-cell table:style-name="Table1.B3" office:value-type="string">
            <text:p text:style-name="P22"/>
          </table:table-cell>
          <table:table-cell table:style-name="Table1.B3" office:value-type="string">
            <text:p text:style-name="P22"/>
          </table:table-cell>
          <table:table-cell table:style-name="Table1.D3" office:value-type="string">
            <text:p text:style-name="P22"/>
          </table:table-cell>
        </table:table-row>
        <table:table-row table:style-name="Table1.1">
          <table:table-cell table:style-name="Table1.A2" office:value-type="string">
            <text:p text:style-name="P19"/>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row>
        <table:table-row table:style-name="Table1.1">
          <table:table-cell table:style-name="Table1.A3" office:value-type="string">
            <text:p text:style-name="P19"/>
          </table:table-cell>
          <table:table-cell table:style-name="Table1.B3" office:value-type="string">
            <text:p text:style-name="P22"/>
          </table:table-cell>
          <table:table-cell table:style-name="Table1.B3" office:value-type="string">
            <text:p text:style-name="P22"/>
          </table:table-cell>
          <table:table-cell table:style-name="Table1.D3" office:value-type="string">
            <text:p text:style-name="P22"/>
          </table:table-cell>
        </table:table-row>
        <table:table-row table:style-name="Table1.1">
          <table:table-cell table:style-name="Table1.A2" office:value-type="string">
            <text:p text:style-name="P19"/>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row>
        <table:table-row table:style-name="Table1.1">
          <table:table-cell table:style-name="Table1.A3" office:value-type="string">
            <text:p text:style-name="P19"/>
          </table:table-cell>
          <table:table-cell table:style-name="Table1.B3" office:value-type="string">
            <text:p text:style-name="P22"/>
          </table:table-cell>
          <table:table-cell table:style-name="Table1.B3" office:value-type="string">
            <text:p text:style-name="P22"/>
          </table:table-cell>
          <table:table-cell table:style-name="Table1.D3" office:value-type="string">
            <text:p text:style-name="P22"/>
          </table:table-cell>
        </table:table-row>
        <table:table-row table:style-name="Table1.1">
          <table:table-cell table:style-name="Table1.A2" office:value-type="string">
            <text:p text:style-name="P19"/>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row>
        <table:table-row table:style-name="Table1.1">
          <table:table-cell table:style-name="Table1.A3" office:value-type="string">
            <text:p text:style-name="P19"/>
          </table:table-cell>
          <table:table-cell table:style-name="Table1.B3" office:value-type="string">
            <text:p text:style-name="P22"/>
          </table:table-cell>
          <table:table-cell table:style-name="Table1.B3" office:value-type="string">
            <text:p text:style-name="P22"/>
          </table:table-cell>
          <table:table-cell table:style-name="Table1.D3" office:value-type="string">
            <text:p text:style-name="P22"/>
          </table:table-cell>
        </table:table-row>
        <table:table-row table:style-name="Table1.1">
          <table:table-cell table:style-name="Table1.A2" office:value-type="string">
            <text:p text:style-name="P19"/>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row>
        <table:table-row table:style-name="Table1.1">
          <table:table-cell table:style-name="Table1.A29" office:value-type="string">
            <text:p text:style-name="P19"/>
          </table:table-cell>
          <table:table-cell table:style-name="Table1.B29" office:value-type="string">
            <text:p text:style-name="P22"/>
          </table:table-cell>
          <table:table-cell table:style-name="Table1.B29" office:value-type="string">
            <text:p text:style-name="P22"/>
          </table:table-cell>
          <table:table-cell table:style-name="Table1.D29" office:value-type="string">
            <text:p text:style-name="P22"/>
          </table:table-cell>
        </table:table-row>
      </table:table>
      <text:p text:style-name="Standard"><text:s/></text:p>
      <text:p text:style-name="P4"/>
      <text:p text:style-name="TOC_20_Heading">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_RefHeading___Toc1124_852588251" text:style-name="Index_20_Link" text:visited-style-name="Index_20_Link"><text:span text:style-name="Index_20_Link"><text:span text:style-name="T2">1.Introduction<text:tab/>4</text:span></text:span></text:a></text:p>
          <text:p text:style-name="P16"><text:a xlink:type="simple" xlink:href="#__RefHeading___Toc1126_852588251" text:style-name="Index_20_Link" text:visited-style-name="Index_20_Link"><text:span text:style-name="Index_20_Link"><text:span text:style-name="T2">2.Contacts<text:tab/>4</text:span></text:span></text:a></text:p>
          <text:p text:style-name="P17"><text:a xlink:type="simple" xlink:href="#__RefHeading___Toc1128_852588251" text:style-name="Index_20_Link" text:visited-style-name="Index_20_Link"><text:span text:style-name="Index_20_Link"><text:span text:style-name="T2">2.1.Individual Contact<text:tab/>4</text:span></text:span></text:a></text:p>
          <text:p text:style-name="P17"><text:a xlink:type="simple" xlink:href="#__RefHeading___Toc1130_852588251" text:style-name="Index_20_Link" text:visited-style-name="Index_20_Link"><text:span text:style-name="Index_20_Link"><text:span text:style-name="T2">2.2.Group Contact<text:tab/>4</text:span></text:span></text:a></text:p>
          <text:p text:style-name="P17"><text:a xlink:type="simple" xlink:href="#__RefHeading___Toc1132_852588251" text:style-name="Index_20_Link" text:visited-style-name="Index_20_Link"><text:span text:style-name="Index_20_Link"><text:span text:style-name="T2">2.3.Custom Contact<text:tab/>4</text:span></text:span></text:a></text:p>
          <text:p text:style-name="P16"><text:a xlink:type="simple" xlink:href="#__RefHeading___Toc1134_852588251" text:style-name="Index_20_Link" text:visited-style-name="Index_20_Link"><text:span text:style-name="Index_20_Link"><text:span text:style-name="T2">3.Chat Paths<text:tab/>5</text:span></text:span></text:a></text:p>
          <text:p text:style-name="P17"><text:a xlink:type="simple" xlink:href="#__RefHeading___Toc1136_852588251" text:style-name="Index_20_Link" text:visited-style-name="Index_20_Link"><text:span text:style-name="Index_20_Link"><text:span text:style-name="T2">3.1.Local Network<text:tab/>5</text:span></text:span></text:a></text:p>
          <text:p text:style-name="P17"><text:a xlink:type="simple" xlink:href="#__RefHeading___Toc1138_852588251" text:style-name="Index_20_Link" text:visited-style-name="Index_20_Link"><text:span text:style-name="Index_20_Link"><text:span text:style-name="T2">3.2.Server Chat<text:tab/>5</text:span></text:span></text:a></text:p>
          <text:p text:style-name="P16"><text:a xlink:type="simple" xlink:href="#__RefHeading___Toc1140_852588251" text:style-name="Index_20_Link" text:visited-style-name="Index_20_Link"><text:span text:style-name="Index_20_Link"><text:span text:style-name="T2">4.Chat message types<text:tab/>5</text:span></text:span></text:a></text:p>
          <text:p text:style-name="P17"><text:a xlink:type="simple" xlink:href="#__RefHeading___Toc1142_852588251" text:style-name="Index_20_Link" text:visited-style-name="Index_20_Link"><text:span text:style-name="Index_20_Link"><text:span text:style-name="T2">4.1.P2P messages<text:tab/>5</text:span></text:span></text:a></text:p>
          <text:p text:style-name="P17"><text:a xlink:type="simple" xlink:href="#__RefHeading___Toc1144_852588251" text:style-name="Index_20_Link" text:visited-style-name="Index_20_Link"><text:span text:style-name="Index_20_Link"><text:span text:style-name="T2">4.2.Group Messages<text:tab/>7</text:span></text:span></text:a></text:p>
          <text:p text:style-name="P17"><text:a xlink:type="simple" xlink:href="#__RefHeading___Toc1146_852588251" text:style-name="Index_20_Link" text:visited-style-name="Index_20_Link"><text:span text:style-name="Index_20_Link"><text:span text:style-name="T2">4.3.Special Group Messages<text:tab/>8</text:span></text:span></text:a></text:p>
          <text:p text:style-name="P18"><text:a xlink:type="simple" xlink:href="#__RefHeading___Toc1148_852588251" text:style-name="Index_20_Link" text:visited-style-name="Index_20_Link"><text:span text:style-name="Index_20_Link"><text:span text:style-name="T2">4.3.1.All Chat Rooms<text:tab/>8</text:span></text:span></text:a></text:p>
          <text:p text:style-name="P18"><text:a xlink:type="simple" xlink:href="#__RefHeading___Toc1150_852588251" text:style-name="Index_20_Link" text:visited-style-name="Index_20_Link"><text:span text:style-name="Index_20_Link"><text:span text:style-name="T2">4.3.2.All Streaming<text:tab/>8</text:span></text:span></text:a></text:p>
          <text:p text:style-name="P16"><text:a xlink:type="simple" xlink:href="#__RefHeading___Toc1152_852588251" text:style-name="Index_20_Link" text:visited-style-name="Index_20_Link"><text:span text:style-name="Index_20_Link"><text:span text:style-name="T2">5.Group Membership<text:tab/>9</text:span></text:span></text:a></text:p>
          <text:p text:style-name="P16"><text:a xlink:type="simple" xlink:href="#__RefHeading___Toc1154_852588251" text:style-name="Index_20_Link" text:visited-style-name="Index_20_Link"><text:span text:style-name="Index_20_Link"><text:span text:style-name="T2">6.Additional notes<text:tab/>9</text:span></text:span></text:a></text:p>
          <text:p text:style-name="P16"><text:a xlink:type="simple" xlink:href="#__RefHeading___Toc1156_852588251" text:style-name="Index_20_Link" text:visited-style-name="Index_20_Link"><text:span text:style-name="Index_20_Link"><text:span text:style-name="T2">7.Terms<text:tab/>9</text:span></text:span></text:a></text:p>
        </text:index-body>
      </text:table-of-content>
      <text:p text:style-name="Standard"/>
      <text:list xml:id="list2198802215" text:style-name="WWNum2">
        <text:list-item>
          <text:h text:style-name="P41" text:outline-level="1"><text:bookmark-start text:name="__RefHeading___Toc1124_852588251"/><text:bookmark text:name="_Toc445297188"/>Introduction<text:bookmark-end text:name="__RefHeading___Toc1124_852588251"/></text:h>
        </text:list-item>
      </text:list>
      <text:p text:style-name="P7">Currently ATAK and WinTAK utilize a proprietary decentralized chat protocol, loosely based on GeoChat. <text:s/>Communication is accomplished primarily through unicast messages, but can also be executed through multicast. <text:s/>Chat messages can be routed through the local network or through a remote addressable server, with the local path being favored.</text:p>
      <text:p text:style-name="P7"/>
      <text:p text:style-name="P7">This specification derived from work originally done to satisfy MITRE’s remarks / free text specification.</text:p>
      <text:p text:style-name="P7"/>
      <text:p text:style-name="P7"><text:span text:style-name="T3">&lt;!-- $Id: CoT_remarks.xsd,v 1.8 2007/11/15 19:17:24 mel Exp $ </text:span><text:span text:style-name="T4"><text:line-break/>Copyright (c) 2005 The MITRE Corporation.  All rights reserved. <text:line-break/>Approved for Public Release; Distribution Unlimited. <text:line-break/>MITRE Case #11-3903 (CoT_remarks_.xsd) <text:line-break/>--&gt;<text:line-break/><text:line-break/></text:span></text:p>
      <text:p text:style-name="P7"/>
      <text:list xml:id="list123504045607052" text:continue-numbering="true" text:style-name="WWNum2">
        <text:list-item>
          <text:h text:style-name="P40" text:outline-level="1"><text:bookmark-start text:name="__RefHeading___Toc1126_852588251"/><text:bookmark text:name="_Toc445297189"/>Contacts<text:bookmark-end text:name="__RefHeading___Toc1126_852588251"/></text:h>
        </text:list-item>
      </text:list>
      <text:p text:style-name="P7">Within ATAK and WinTAK there is a concept of a Contact. <text:s/>This represents another user in the TAK suite, or a device capable of communicating with the SA tools. <text:s/>It contains a unique identifier, the callsign (if available), and the endpoint to which communication with this contact must be sent. <text:s/>This information is retrieved from the SA message that is published by each system. <text:s/>Currently, there is not a way to specify a full contact manually thorough software, however, a generic multicast contact can be created (section <text:bookmark-ref text:reference-format="number" text:ref-name="_Ref442958289">2.3</text:bookmark-ref>).</text:p>
      <text:p text:style-name="P7">There are three types of contacts available: individual contacts, group contacts, and custom contacts.</text:p>
      <text:p text:style-name="P7"/>
      <text:list xml:id="list123503452979436" text:continue-numbering="true" text:style-name="WWNum2">
        <text:list-item>
          <text:list>
            <text:list-item>
              <text:h text:style-name="P35" text:outline-level="2"><text:bookmark-start text:name="__RefHeading___Toc1128_852588251"/><text:bookmark text:name="_Toc445297190"/>Individual Contact<text:bookmark-end text:name="__RefHeading___Toc1128_852588251"/></text:h>
            </text:list-item>
          </text:list>
        </text:list-item>
      </text:list>
      <text:p text:style-name="P9">Individual contacts represent a single endpoint and have their communication status is conveyed by a coloring scheme to signify good comms (green), poor comms (yellow), and no comms (red). <text:s/>These values are based upon the delta for the last SA message received from the contact. <text:s/>When communicating with an individual contact, you are sending a unicast message to their specified endpoint.</text:p>
      <text:p text:style-name="P9"/>
      <text:list xml:id="list123504028039162" text:continue-numbering="true" text:style-name="WWNum2">
        <text:list-item>
          <text:list>
            <text:list-item>
              <text:h text:style-name="P35" text:outline-level="2"><text:bookmark-start text:name="__RefHeading___Toc1130_852588251"/><text:bookmark text:name="_Toc445297191"/>Group Contact<text:bookmark-end text:name="__RefHeading___Toc1130_852588251"/></text:h>
            </text:list-item>
          </text:list>
        </text:list-item>
      </text:list>
      <text:p text:style-name="P9">Group contacts represent one or more individual contacts. <text:s/>Messages sent to these groups will be unicast to each recipient. <text:s/>The exception to this are the predefined groups “All Streaming” and “All Chat Rooms”. <text:s/>“All Streaming” is utilized for users connected to a remote server. <text:s/>It will <text:soft-page-break/>publish the message directly to the server and the server in turn will send the message to all connected clients. <text:s/>“All Chat Rooms” is used strictly for local network communications. <text:s/>The messages sent and received here are all multicast via the chat multicast group default 224.10.10.1:178012.</text:p>
      <text:p text:style-name="P9"/>
      <text:p text:style-name="P9">Any user may delete a user-created group regardless if they created it or not. When deleting non-locally created groups the update should only be applied locally. Groups which the user is excluded from are indicated by a grayed-out chat icon. For example, if you are on the Red team you will not be able to message in the Cyan team chat room. This applies to user-managed groups as well. However, if you are a member of one the parent groups you are able to chat within any sub-group of the parent group.</text:p>
      <text:p text:style-name="P9"/>
      <text:list xml:id="list123503636435899" text:continue-numbering="true" text:style-name="WWNum2">
        <text:list-item>
          <text:list>
            <text:list-item>
              <text:h text:style-name="P35" text:outline-level="2"><text:bookmark text:name="_Toc445297192"/><text:bookmark-start text:name="__RefHeading___Toc1132_852588251"/><text:bookmark text:name="_Ref442958289"/>Custom Contact<text:bookmark-end text:name="__RefHeading___Toc1132_852588251"/></text:h>
            </text:list-item>
          </text:list>
        </text:list-item>
      </text:list>
      <text:p text:style-name="P9"><text:bookmark text:name="_Toc4452971921"/><text:bookmark text:name="_Ref4429582891"/>A custom contact is a contact where you can specify the callsign, but the contact info defaults to the default multicast groups for communication. <text:s/>To add one of these contacts, go to Settings&gt;Network Preferences&gt;TADIL-J Preferences&gt;Manage Persisted IDs. <text:s/>Once there, click on the menu button in the upper right corner and select Add to create a new contact. <text:s/>This is intended to only be used with the TADIL-J systems.</text:p>
      <text:p text:style-name="P9"/>
      <text:list xml:id="list123503709843871" text:continue-numbering="true" text:style-name="WWNum2">
        <text:list-item>
          <text:h text:style-name="P40" text:outline-level="1"><text:bookmark-start text:name="__RefHeading___Toc1134_852588251"/><text:bookmark text:name="_Toc445297193"/>Chat Paths<text:bookmark-end text:name="__RefHeading___Toc1134_852588251"/></text:h>
        </text:list-item>
      </text:list>
      <text:p text:style-name="P7">There are two paths for chat messages to arrive at their destination. <text:s/>The first is through the local network, including multicast messages. <text:s/>The second is done through the TAK server; communication via this path has a few additional caveats to help the server to correctly route data.</text:p>
      <text:p text:style-name="P7"/>
      <text:list xml:id="list123504138848958" text:continue-numbering="true" text:style-name="WWNum2">
        <text:list-item>
          <text:list>
            <text:list-item>
              <text:h text:style-name="P35" text:outline-level="2"><text:bookmark-start text:name="__RefHeading___Toc1136_852588251"/><text:bookmark text:name="_Toc445297194"/>Local Network<text:bookmark-end text:name="__RefHeading___Toc1136_852588251"/></text:h>
            </text:list-item>
          </text:list>
        </text:list-item>
      </text:list>
      <text:p text:style-name="P9">Chat messages sent via the local network are sent either via multicast to the network at large or via unicast message to specific recipient(s).</text:p>
      <text:p text:style-name="P9"/>
      <text:list xml:id="list123503315347354" text:continue-numbering="true" text:style-name="WWNum2">
        <text:list-item>
          <text:list>
            <text:list-item>
              <text:h text:style-name="P35" text:outline-level="2"><text:bookmark text:name="_Ref445290765"/><text:bookmark text:name="_Toc445297195"/><text:bookmark-start text:name="__RefHeading___Toc1138_852588251"/><text:bookmark text:name="_Ref445281247"/>Server Chat<text:bookmark-end text:name="__RefHeading___Toc1138_852588251"/></text:h>
            </text:list-item>
          </text:list>
        </text:list-item>
      </text:list>
      <text:p text:style-name="P9">Messages sent through the TAK server require an additional element to assist the server with properly routing your messages. <text:s/>If this element is not included, the server will interpret this as a message to all recipients, and the message will be sent to everyone, and depending upon the client software, this could mean a private message would be displayed publicly.</text:p>
      <text:p text:style-name="P9">Under the detail element, there needs to be a sub-element called <text:span text:style-name="T5">marti</text:span> with the following structure:</text:p>
      <text:p text:style-name="P10"/>
      <text:p text:style-name="P10">&lt;marti&gt;</text:p>
      <text:p text:style-name="P10"><text:tab/>&lt;dest callsign=”BANG”/&gt;</text:p>
      <text:p text:style-name="P10"><text:soft-page-break/><text:tab/>&lt;dest callsign=”LINED”/&gt;</text:p>
      <text:p text:style-name="P10">&lt;/marti&gt;</text:p>
      <text:p text:style-name="P9"/>
      <text:p text:style-name="P9">This indicated to the TAK server (previously known as MARTI) that the recipients included in the child elements are whom the message should be forwarded. <text:s/>Please note: When this message passes through the server, this <text:span text:style-name="T5">marti</text:span> element will be stripped out and the recipient will not be able to determine the other participants, other than group membership and the sender information.</text:p>
      <text:p text:style-name="P9"/>
      <text:list xml:id="list123504698536785" text:continue-numbering="true" text:style-name="WWNum2">
        <text:list-item>
          <text:h text:style-name="P40" text:outline-level="1"><text:bookmark-start text:name="__RefHeading___Toc1140_852588251"/><text:bookmark text:name="_Toc445297196"/>Chat message types<text:bookmark-end text:name="__RefHeading___Toc1140_852588251"/></text:h>
        </text:list-item>
      </text:list>
      <text:p text:style-name="P7">Messages can be sent to individual contacts (P2P) or to a group or recipients.</text:p>
      <text:p text:style-name="P7"/>
      <text:list xml:id="list123503175507723" text:continue-numbering="true" text:style-name="WWNum2">
        <text:list-item>
          <text:list>
            <text:list-item>
              <text:h text:style-name="P35" text:outline-level="2"><text:bookmark-start text:name="__RefHeading___Toc1142_852588251"/><text:bookmark text:name="_Toc445297197"/>P2P messages<text:bookmark-end text:name="__RefHeading___Toc1142_852588251"/></text:h>
            </text:list-item>
          </text:list>
        </text:list-item>
      </text:list>
      <text:p text:style-name="P9">Messages sent directly to other contacts are always sent directly to the recipient (see section <text:bookmark-ref text:reference-format="number" text:ref-name="_Ref445281247">3.2</text:bookmark-ref><text:s/>for sending messages through the TAK server). <text:s/>Below is an example of a unicast message of a P2P chat from ATAK to ATAK. <text:s/>ANDROID-SENDER is the UID of the sending device, while ANDROID-RECEIVER and BANG are the UID and callsign of the receiving device respectively.</text:p>
      <text:p text:style-name="P6"/>
      <text:p text:style-name="P13">&lt;?xml version='1.0' encoding='UTF-8' standalone='yes'?&gt;</text:p>
      <text:p text:style-name="P13">&lt;event</text:p>
      <text:p text:style-name="P13"><text:tab/>version='2.0' </text:p>
      <text:p text:style-name="P11"><text:span text:style-name="T7"><text:tab/></text:span><text:span text:style-name="T8">uid='GeoChat.ANDROID-SENDER.BANG.c09f6b91 -c5f612ec431f' </text:span></text:p>
      <text:p text:style-name="P13"><text:tab/>type='b-t-f' </text:p>
      <text:p text:style-name="P13"><text:tab/>time='2016-03-09T14:29:27.282Z' </text:p>
      <text:p text:style-name="P13"><text:tab/>start='2016-03-09T14:29:27.282Z' </text:p>
      <text:p text:style-name="P13"><text:tab/>stale='2016-03-10T14:29:27.282Z' </text:p>
      <text:p text:style-name="P13"><text:tab/>how='h-g-i-g-o'&gt;</text:p>
      <text:p text:style-name="P13"><text:tab/>&lt;point </text:p>
      <text:p text:style-name="P13"><text:tab/><text:tab/>lat='<text:span text:style-name="T13">LATITUDE</text:span>' </text:p>
      <text:p text:style-name="P13"><text:tab/><text:tab/>lon='<text:span text:style-name="T13">LONGITUDE</text:span>' </text:p>
      <text:p text:style-name="P13"><text:tab/><text:tab/>hae='<text:span text:style-name="T13">HAE</text:span>' </text:p>
      <text:p text:style-name="P13"><text:tab/><text:tab/>ce='<text:span text:style-name="T13">CE</text:span>' </text:p>
      <text:p text:style-name="P13"><text:tab/><text:tab/>le='<text:span text:style-name="T13">LE</text:span>' /&gt;</text:p>
      <text:p text:style-name="P13"><text:tab/>&lt;detail&gt;</text:p>
      <text:p text:style-name="P11"><text:span text:style-name="T7"><text:tab/><text:tab/>&lt;</text:span><text:span text:style-name="T8">__chat </text:span></text:p>
      <text:p text:style-name="P13"><text:tab/><text:tab/><text:tab/>id='ANDROID-RECEIVER' </text:p>
      <text:p text:style-name="P13"><text:tab/><text:tab/><text:tab/>chatroom='BANG'&gt;</text:p>
      <text:p text:style-name="P11"><text:span text:style-name="T7"><text:tab/><text:tab/><text:tab/>&lt;</text:span><text:span text:style-name="T8">chatgrp</text:span><text:span text:style-name="T7"> </text:span></text:p>
      <text:p text:style-name="P13"><text:tab/><text:tab/><text:tab/><text:tab/>id='ANDROID-RECEIVER' </text:p>
      <text:p text:style-name="P13"><text:tab/><text:tab/><text:tab/><text:tab/>uid0='ANDROID-SENDER' </text:p>
      <text:p text:style-name="P13"><text:tab/><text:tab/><text:tab/><text:tab/>uid1='ANDROID-RECEIVER'/&gt;</text:p>
      <text:p text:style-name="P13"><text:tab/><text:tab/>&lt;/__chat&gt;</text:p>
      <text:p text:style-name="P11"><text:span text:style-name="T7"><text:tab/><text:tab/>&lt;</text:span><text:span text:style-name="T8">link</text:span><text:span text:style-name="T7"> </text:span></text:p>
      <text:p text:style-name="P13"><text:soft-page-break/><text:tab/><text:tab/><text:tab/>relation='p-p' </text:p>
      <text:p text:style-name="P13"><text:tab/><text:tab/><text:tab/>uid='ANDROID-SENDER' </text:p>
      <text:p text:style-name="P13"><text:tab/><text:tab/><text:tab/>type='a-f-G-U-C'/&gt;</text:p>
      <text:p text:style-name="P11"><text:span text:style-name="T7"><text:tab/><text:tab/>&lt;</text:span><text:span text:style-name="T8">remarks</text:span><text:span text:style-name="T7"> </text:span></text:p>
      <text:p text:style-name="P13"><text:tab/><text:tab/><text:tab/>time='2016-03-09T14:29:27.282Z' </text:p>
      <text:p text:style-name="P13"><text:tab/><text:tab/><text:tab/>source='BAO.F.ATAK.ANDROID-SENDER' </text:p>
      <text:p text:style-name="P13"><text:tab/><text:tab/><text:tab/>to=’ANDROID-RECEIVER’&gt;Roger&lt;/remarks&gt;</text:p>
      <text:p text:style-name="P11"><text:span text:style-name="T7"><text:tab/><text:tab/>&lt;__</text:span><text:span text:style-name="T8">serverdestination</text:span><text:span text:style-name="T7"> </text:span></text:p>
      <text:p text:style-name="P13"><text:tab/><text:tab/><text:tab/>destinations='192.168.2.110:4242:tcp:ANDROID-SENDER'/&gt;</text:p>
      <text:p text:style-name="P13"><text:tab/>&lt;/detail&gt;</text:p>
      <text:p text:style-name="P13">&lt;/event&gt;</text:p>
      <text:p text:style-name="P9"/>
      <text:p text:style-name="P9">As with a standard CoT message, you must include the 12 required fields, and format your message according to xml standards. <text:s/>Please note the type field. <text:s/>Contained within the detail element are the contents of the Chat message.</text:p>
      <text:list xml:id="list2326092887" text:style-name="WWNum1">
        <text:list-item>
          <text:p text:style-name="P36">The <text:span text:style-name="T5">UID</text:span><text:bookmark text:name="_GoBack"/> should be in the following format: GeoChat.&lt;sender uid&gt;.&lt;recipient callsign or name of the group&gt;.&lt;random string for uniqueness&gt;. <text:s/>Diverging from this format should not cause significant issues; however, the UID is used as a fallback if other information cannot be parsed from the message, so issues may still be experienced. <text:s/>If uid does not contain any “.” characters, the chat room will default to “All Chat Rooms”. <text:s text:c="2"/>Strictly speaking this should just be the UID that ATAK has assigned to its self marker, but due to interoperability with other devices (BAO Kit), we have augmented what is required to match what they are expecting. <text:s text:c="3"/>The BAO Kit uses a nonstandard encoding to produce a UID that they can parse into machine parts and readable parts. <text:s text:c="2"/>Strictly speaking this should be just the UID.</text:p>
        </text:list-item>
        <text:list-item>
          <text:p text:style-name="P36"><text:span text:style-name="T5">__chat</text:span> specifies the chat sessions name and unique ID. <text:s/>The values present here vary based on the type of chat session. <text:s/>Group chat messages are discussed below (section <text:bookmark-ref text:reference-format="number" text:ref-name="_Ref445281215">4.2</text:bookmark-ref>) For P2P messages, these fields need to be the UID and callsign of the recipient. Once received, the recipient will use this information to determine that the message was a P2P message intended for them and add it to the appropriate conversation. <text:s/>When they respond, they will in turn populate these fields with your UID and callsign. The following are attributes for the <text:span text:style-name="T6">__chat</text:span><text:span text:style-name="T11"> detail element:</text:span></text:p>
          <text:list>
            <text:list-item>
              <text:p text:style-name="P36"><text:span text:style-name="T6">senderCallsign </text:span><text:span text:style-name="T11">is the latest callsign used by the sender. This should act as a fallback in case the sender’s SA data is not available or hasn’t been received yet.</text:span></text:p>
            </text:list-item>
            <text:list-item>
              <text:p text:style-name="P36"><text:span text:style-name="T6">id </text:span><text:span text:style-name="T11">is the </text:span><text:span text:style-name="T12">receiver</text:span><text:span text:style-name="T11">’s device UID</text:span></text:p>
            </text:list-item>
            <text:list-item>
              <text:p text:style-name="P36"><text:span text:style-name="T6">chatroom</text:span><text:span text:style-name="T11"> is the name of the chat room. For individual chat this is the recipient’s name. For group chat this is the name of the group.</text:span></text:p>
            </text:list-item>
          </text:list>
        </text:list-item>
        <text:list-item>
          <text:p text:style-name="P36">The <text:span text:style-name="T5">link</text:span> element in this case indicates the sender of the message. <text:s/>Specify the relation of “p-p” (parent-producer), with your type and uid for the other fields. <text:s/>This is intended to prevent loopbacks.</text:p>
        </text:list-item>
        <text:list-item>
          <text:p text:style-name="P36">The <text:span text:style-name="T5">remarks</text:span> element contains the actual chat payload.</text:p>
          <text:list>
            <text:list-item>
              <text:p text:style-name="P36">Time specifies the time the message was sent.</text:p>
            </text:list-item>
            <text:list-item>
              <text:p text:style-name="P36"><text:soft-page-break/>Source specifies the sender’s UID – this is what is parsed by recipients to determine the sender, with the UID format being the fallback.</text:p>
            </text:list-item>
            <text:list-item>
              <text:p text:style-name="P36">To specifies the recipient of the message when communicating in a P2P conversation. <text:s/>It can be excluded when there are multiple recipients.</text:p>
            </text:list-item>
          </text:list>
        </text:list-item>
        <text:list-item>
          <text:p text:style-name="P36"><text:span text:style-name="T5">__serverdestination</text:span> indicates how to communicate back to the sender. <text:s text:c="2"/><text:span text:style-name="T14">The server destinations is in the format defined as one or more destination elements. <text:s text:c="2"/>For ATAK messages this is only a single destination where the destination element is defined as </text:span></text:p>
        </text:list-item>
      </text:list>
      <text:p text:style-name="P31"><text:s text:c="31"/><text:span text:style-name="T16">IPADDRESS</text:span><text:span text:style-name="T15">:</text:span><text:span text:style-name="T16">PORT</text:span><text:span text:style-name="T15">:</text:span><text:span text:style-name="T16">PROTOCOL</text:span><text:span text:style-name="T15">:</text:span><text:span text:style-name="T16">SENDER_UID</text:span></text:p>
      <text:p text:style-name="P31"><text:s text:c="29"/></text:p>
      <text:p text:style-name="P9"/>
      <text:list xml:id="list123504708063134" text:continue-list="list123503175507723" text:style-name="WWNum2">
        <text:list-item>
          <text:list>
            <text:list-item>
              <text:h text:style-name="P35" text:outline-level="2"><text:bookmark text:name="_Toc445297198"/><text:bookmark-start text:name="__RefHeading___Toc1144_852588251"/><text:bookmark text:name="_Ref445281215"/>Group Messages<text:bookmark-end text:name="__RefHeading___Toc1144_852588251"/></text:h>
            </text:list-item>
          </text:list>
        </text:list-item>
      </text:list>
      <text:p text:style-name="P9">Groups are maintained locally on each device. <text:s/>This means that each device needs to keep watch of the group’s current membership. <text:s/>See section 5 for more details.</text:p>
      <text:p text:style-name="P9"/>
      <text:p text:style-name="P9">When communicating with a group, the <text:span text:style-name="T5">__chat</text:span> attributes specify the unique ID of the chat group, and the common name as to be read by the user. <text:s/>The recipient, upon receipt, will see that these fields do not match their information, and create the appropriate group. <text:s/>Members will be populated from the attributes of the <text:span text:style-name="T5">chatgrp</text:span> element.</text:p>
      <text:p text:style-name="P9"/>
      <text:p text:style-name="P9">For nested user-created groups, the <text:span text:style-name="T6">hierarchy</text:span><text:span text:style-name="T11"> element is used instead. This contains a structure of </text:span><text:span text:style-name="T6">group</text:span><text:span text:style-name="T11"> and </text:span><text:span text:style-name="T6">contact</text:span><text:span text:style-name="T11"> elements which point to each sub-group and user in the entire group hierarchy respectively. For example, a message from “Groups → Group A → Team 1” will send something like the following to all users within Group A:</text:span></text:p>
      <text:p text:style-name="P12"/>
      <text:p text:style-name="P11"><text:span text:style-name="T7">&lt;__chat id='</text:span><text:span text:style-name="T10">Receiver-UID</text:span><text:bookmark-start text:name="__DdeLink__846_1104807846"/><text:span text:style-name="T7">'</text:span><text:bookmark-end text:name="__DdeLink__846_1104807846"/><text:span text:style-name="T7"> chatroom='Team 1'&gt;</text:span></text:p>
      <text:p text:style-name="P11"><text:span text:style-name="T7"><text:tab/>&lt;</text:span><text:span text:style-name="T9">hierarchy</text:span><text:span text:style-name="T7">&gt;</text:span></text:p>
      <text:p text:style-name="P11"><text:span text:style-name="T7"><text:tab/><text:tab/>&lt;</text:span><text:span text:style-name="T9">group</text:span><text:span text:style-name="T10"> name='Groups' uid='UserGroups'&gt;</text:span></text:p>
      <text:p text:style-name="P11"><text:span text:style-name="T10"><text:tab/><text:tab/><text:tab/>&lt;</text:span><text:span text:style-name="T9">group</text:span><text:span text:style-name="T10"> name='Group A' uid='GroupA-UID'&gt;</text:span></text:p>
      <text:p text:style-name="P11"><text:span text:style-name="T10"><text:tab/><text:tab/><text:tab/><text:tab/>&lt;</text:span><text:span text:style-name="T9">group</text:span><text:span text:style-name="T10"> name='Team 1' uid='Team1-UID'&gt;</text:span></text:p>
      <text:p text:style-name="P11"><text:span text:style-name="T10"><text:tab/><text:tab/><text:tab/><text:tab/><text:tab/>&lt;</text:span><text:span text:style-name="T9">contact</text:span><text:span text:style-name="T10"> name='Receiver1' uid='Receiver1-UID'/&gt;</text:span></text:p>
      <text:p text:style-name="P11"><text:tab/><text:tab/><text:tab/><text:tab/><text:tab/><text:span text:style-name="T10">&lt;</text:span><text:span text:style-name="T9">contact</text:span><text:span text:style-name="T10"> name='Receiver2' uid='Receiver2-UID'/&gt;</text:span></text:p>
      <text:p text:style-name="P12"><text:tab/><text:tab/><text:tab/><text:tab/>&lt;/group&gt;</text:p>
      <text:p text:style-name="P11"><text:span text:style-name="T10"><text:tab/><text:tab/><text:tab/><text:tab/>&lt;</text:span><text:span text:style-name="T9">contact</text:span><text:span text:style-name="T10"> name='Sender/Creator' uid='Sender-UID'/&gt;</text:span></text:p>
      <text:p text:style-name="P12"><text:tab/><text:tab/><text:tab/>&lt;/group&gt;</text:p>
      <text:p text:style-name="P12"><text:tab/><text:tab/>&lt;/group&gt;</text:p>
      <text:p text:style-name="P11"><text:span text:style-name="T7"><text:tab/>&lt;/</text:span><text:span text:style-name="T9">hierarchy</text:span><text:span text:style-name="T7">&gt;</text:span></text:p>
      <text:p text:style-name="P12">&lt;/__chat&gt;</text:p>
      <text:p text:style-name="P12"/>
      <text:p text:style-name="P11">Each <text:span text:style-name="T6">group </text:span><text:span text:style-name="T11">element represents a sub-group within the hierarchy, relative to the root group. For user-group messages, the first group element will always be a group element with name=”Groups” and uid=”UserGroups”, which is where all user-created groups are stored. Each </text:span><text:span text:style-name="T6">contact</text:span><text:span text:style-name="T11"> element represents an individual user contact. As a way of guaranteeing the group </text:span><text:soft-page-break/><text:span text:style-name="T11">creator receives all messages within their group, the group creator is included as a member of the top-level user group.</text:span></text:p>
      <text:p text:style-name="P14"/>
      <text:p text:style-name="P11"><text:span text:style-name="T11">Hierarchy updates are only local to the top-level user-created group under “Groups”. </text:span>If you have a “Group B” under “Groups” all messages from within Group B will include a <text:span text:style-name="T6">hierarchy</text:span><text:span text:style-name="T11"> element containing paths only for users within Group B and its sub-groups. The hierarchy for Group B would then be updated.</text:span></text:p>
      <text:p text:style-name="P14"/>
      <text:p text:style-name="P11"><text:span text:style-name="T11">Group messages also contain a </text:span><text:span text:style-name="T6">groupOwner</text:span><text:span text:style-name="T11"> attribute which tells recipients if the message is coming from the group owner. When updating the group hierarchy, you should check to see if </text:span><text:span text:style-name="T6">groupOwner</text:span><text:span text:style-name="T11"> is set to true before doing a full refresh (remove entire hierarchy and create anew), otherwise the hierarchy should be merged with whatever existing hierarchy the user has in their chat. The group owner/creator should have the final say on what the group hierarchy should look like in order to prevent users with outdated hierarchies (caused by brief connection loss during a group/user modification for instance) from controlling what everybody sees.</text:span></text:p>
      <text:p text:style-name="P14"/>
      <text:p text:style-name="P11"><text:span text:style-name="T11">The </text:span><text:span text:style-name="T6">parent</text:span><text:span text:style-name="T11"> attribute contains the UID of the parent group. Although this can be inferred from the </text:span><text:span text:style-name="T6">hierarchy</text:span><text:span text:style-name="T11"> attribute, it’s a convenience when it comes to adding the group to the chat database, which should only need to store a single parent UID instead of the entire hierarchy.</text:span></text:p>
      <text:p text:style-name="P14"/>
      <text:p text:style-name="P14">It should also be noted that messages sent to sub-groups are also sent to users who are members of parent groups in the hierarchy. For example, say “Sgt. Pepper” is a member of “Group A”, but not a member of “Team 1”. Sgt. Pepper is still allowed to chat in Team 1 and will receive messages sent to Team 1 since they are a member of one of the parent groups.</text:p>
      <text:p text:style-name="P9"/>
      <text:list xml:id="list123505041094110" text:continue-numbering="true" text:style-name="WWNum2">
        <text:list-item>
          <text:list>
            <text:list-item>
              <text:h text:style-name="P35" text:outline-level="2"><text:bookmark-start text:name="__RefHeading___Toc1146_852588251"/><text:bookmark text:name="_Toc445297199"/>Special Group Messages<text:bookmark-end text:name="__RefHeading___Toc1146_852588251"/></text:h>
            </text:list-item>
          </text:list>
        </text:list-item>
      </text:list>
      <text:p text:style-name="P9"/>
      <text:list xml:id="list123504643458840" text:continue-numbering="true" text:style-name="WWNum2">
        <text:list-item>
          <text:list>
            <text:list-item>
              <text:list>
                <text:list-item>
                  <text:h text:style-name="P39" text:outline-level="3"><text:bookmark text:name="_Ref445281077"/><text:bookmark text:name="_Ref445281166"/><text:bookmark text:name="_Toc445297200"/><text:bookmark-start text:name="__RefHeading___Toc1148_852588251"/><text:bookmark text:name="_Ref445281063"/>All Chat Rooms<text:bookmark-end text:name="__RefHeading___Toc1148_852588251"/></text:h>
                </text:list-item>
              </text:list>
            </text:list-item>
          </text:list>
        </text:list-item>
      </text:list>
      <text:p text:style-name="P15">Most messages are sent unicast to the intended recipient (or through the server). <text:s/>Messages may be multicast to the local network if desired via the All Chat Rooms group. <text:s/>This group has evolved from the All Chat Rooms group utilized for GeoChat, and the messages sent through it. <text:s/>Under <text:span text:style-name="T5">__chat</text:span>, both attributes need to be “All Chat Rooms” – this tells ATAK where to place the message. <text:s/>The other fields remain as standard. <text:s/>It is unnecessary to specify all the recipients under the <text:span text:style-name="T5">chatgrp</text:span> element.</text:p>
      <text:p text:style-name="P9"/>
      <text:list xml:id="list123504591686811" text:continue-numbering="true" text:style-name="WWNum2">
        <text:list-item>
          <text:list>
            <text:list-item>
              <text:list>
                <text:list-item>
                  <text:h text:style-name="P39" text:outline-level="3"><text:bookmark-start text:name="__RefHeading___Toc1150_852588251"/><text:bookmark text:name="_Toc445297201"/>All Streaming<text:bookmark-end text:name="__RefHeading___Toc1150_852588251"/></text:h>
                </text:list-item>
              </text:list>
            </text:list-item>
          </text:list>
        </text:list-item>
      </text:list>
      <text:p text:style-name="P15">All streaming is similar to All Chat Rooms (Section <text:bookmark-ref text:reference-format="number" text:ref-name="_Ref445281166">4.3.1</text:bookmark-ref>), however the message is sent to the server and in turn forwarded to all of the server's clients. <text:s/>It could be considered multicast through the server. <text:s/>All Streaming and All Chat Rooms are two distinct groups, and while there may be overlap between the two, the message paths are different. <text:s/>Once <text:soft-page-break/>again it is unnecessary to specify all the recipients under the <text:span text:style-name="T5">chatgrp</text:span> element, however, you must include the <text:span text:style-name="T5">marti</text:span> element (section <text:bookmark-ref text:reference-format="number" text:ref-name="_Ref445290765">3.2</text:bookmark-ref>) with yourself as the only specified contact – this will prevent the message from being sent back to you.</text:p>
      <text:p text:style-name="P9"/>
      <text:list xml:id="list123503605101916" text:continue-numbering="true" text:style-name="WWNum2">
        <text:list-item>
          <text:h text:style-name="P40" text:outline-level="1"><text:bookmark text:name="_Toc445297202"/><text:bookmark-start text:name="__RefHeading___Toc1152_852588251"/><text:bookmark text:name="_Ref445281187"/>Group Membership<text:bookmark-end text:name="__RefHeading___Toc1152_852588251"/></text:h>
        </text:list-item>
      </text:list>
      <text:p text:style-name="P7">Group membership is maintained by the group creator. When creating a group, the initial chat message establishes the group. For example if a user is added to a group, the payload would be “[UPDATED CONTACTS]”. <text:s/>This chat message would be sent to all members of the group and the recipients would update their lists as appropriate. <text:s/>Removal is a similar process in that the payload for retained members remains the same, but for the removed contact(s), the payload should be “[KICKED FROM GROUP]” with the new group hierarchy. There is also a “Deleted group: &lt;Group Name&gt;” message that is sent when a group’s sub-group is removed by the group creator. This message contains a <text:span text:style-name="T6">deleteChild</text:span><text:span text:style-name="T11"> attribute which contains the UID of the sub-group being removed. When deleting a group that was not created locally, the changes should only be applied locally.</text:span></text:p>
      <text:p text:style-name="P37"/>
      <text:p text:style-name="P38">Any group hierarchy or membership changes must be sent to <text:span text:style-name="T6">all members</text:span> under the top-level user group. For example, membership changes to sub-group “A1” under top-level user group “A” should also <text:span text:style-name="T17">be</text:span> sent out to users of sub-groups “A2” and “A3” under group “A”. This is to ensure all members of the user group hierarchy have a way to route messages to members of every sub-group when chatting in the parent group’s chat. If a member of “A1” posts a message to the group “A” chat, members of “A2” and “A3” should also see that message, so that “A1” member needs to know who the members of “A2” and “A3” are.</text:p>
      <text:list xml:id="list123503078176810" text:continue-numbering="true" text:style-name="WWNum2">
        <text:list-item>
          <text:h text:style-name="P40" text:outline-level="1"><text:bookmark-start text:name="__RefHeading___Toc1154_852588251"/><text:bookmark text:name="_Toc445297203"/>Additional notes<text:bookmark-end text:name="__RefHeading___Toc1154_852588251"/></text:h>
        </text:list-item>
      </text:list>
      <text:p text:style-name="P7">Communication can be done without the inclusion of the SA message, however including this allows for much more efficient communication. <text:s/>Not only does it provide the user with a callsign to reference (instead of a long string of characters), but it also allows for immediate establishment of the chat session. <text:s/>Without it, ATAK takes some time to register the chat session.</text:p>
      <text:p text:style-name="P7"/>
      <text:p text:style-name="P7">Unfortunately the chat protocol contains a decent amount of technical debt. One of the original requirements was to maintain compatibility with GeoChat, however this requirement became unwieldy as the chat system evolved. <text:s/>The inclusion of the serverless groups, caused significant modifications.. <text:s/>Later, with the incorporation of the TAK server into the suite, the message format was forced to grow once again into its current state. <text:s/>In the future we hope to abandon the CoT based message format and move to a dedicated protocol without the GeoChat legacy. <text:s/>However, we are planning to retain backwards compatibility with messages that meet the current format standards.</text:p>
      <text:p text:style-name="P7"/>
      <text:list xml:id="list123503095744549" text:continue-numbering="true" text:style-name="WWNum2">
        <text:list-item>
          <text:h text:style-name="P40" text:outline-level="1"><text:bookmark-start text:name="__RefHeading___Toc1156_852588251"/><text:bookmark text:name="_Toc445297204"/><text:soft-page-break/>Terms<text:bookmark-end text:name="__RefHeading___Toc1156_852588251"/></text:h>
        </text:list-item>
      </text:list>
      <text:p text:style-name="P7">ATAK – Android Tactical Assault Kit</text:p>
      <text:p text:style-name="P7">CoT - Cursor on Target</text:p>
      <text:p text:style-name="P7">GeoChat – Original chat based CoT protocol developed by MITRE</text:p>
      <text:p text:style-name="P7">MARTI - previous version of the TAK server</text:p>
      <text:p text:style-name="P7">P2P – Peer to peer</text:p>
      <text:p text:style-name="P7">SA – Situational Awareness</text:p>
      <text:p text:style-name="P7">TAK server - CoT message router and recorder</text:p>
      <text:p text:style-name="P7">UID – Unique identifier</text:p>
      <text:p text:style-name="P8">WinTAK – Windows based version of AT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monospace" svg:font-family="monospace" style:font-family-generic="roman"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TOC_20_Heading" style:display-name="TOC Heading" style:family="paragraph" style:parent-style-name="Heading_20_1" style:next-style-name="Standard" style:default-outline-level="">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ab-stops>
          <style:tab-stop style:position="0.3055in"/>
          <style:tab-stop style:position="6.4929in"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Paragraph" style:display-name="Table Paragraph" style:family="paragraph" style:default-outline-level="">
      <style:paragraph-properties fo:text-align="center" style:justify-single-word="false" fo:orphans="2" fo:widows="2"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c121" style:family="text" style:parent-style-name="Default_20_Paragraph_20_Font">
      <style:text-properties fo:color="#ff0000" style:font-name="Courier New" fo:font-family="'Courier New'" style:font-family-generic="roman" style:font-pitch="variable" fo:font-size="10pt" fo:background-color="#ffff00" style:font-size-asian="10pt" style:font-name-complex="Courier New2" style:font-family-complex="'Courier New'" style:font-family-generic-complex="system" style:font-pitch-complex="variable" style:font-size-complex="10pt"/>
    </style:style>
    <style:style style:name="sc14" style:family="text" style:parent-style-name="Default_20_Paragraph_20_Font">
      <style:text-properties fo:color="#0000ff"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8" style:family="text" style:parent-style-name="Default_20_Paragraph_20_Font">
      <style:text-properties fo:color="#00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31" style:family="text" style:parent-style-name="Default_20_Paragraph_20_Font">
      <style:text-properties fo:color="#ff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71" style:family="text" style:parent-style-name="Default_20_Paragraph_20_Font">
      <style:text-properties fo:color="#8000ff" style:font-name="Courier New"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131" style:family="text" style:parent-style-name="Default_20_Paragraph_20_Font">
      <style:text-properties fo:color="#ff0000" style:font-name="Courier New" fo:font-family="'Courier New'" style:font-family-generic="roman" style:font-pitch="variable" fo:font-size="10pt" fo:background-color="#ffff00" style:font-size-asian="10pt" style:font-name-complex="Courier New2" style:font-family-complex="'Courier New'" style:font-family-generic-complex="system" style:font-pitch-complex="variable" style:font-size-complex="10pt"/>
    </style:style>
    <style:style style:name="sc01" style:family="text" style:parent-style-name="Default_20_Paragraph_20_Font">
      <style:text-properties fo:color="#000000" style:font-name="Courier New"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61" style:family="text" style:parent-style-name="Default_20_Paragraph_20_Font">
      <style:text-properties fo:color="#8000ff" style:font-name="Courier New"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111" style:family="text" style:parent-style-name="Default_20_Paragraph_20_Font">
      <style:text-properties fo:color="#0000ff"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Index_20_Link" style:display-name="Index Link" style:family="text"/>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Numbering_20_Symbols" style:display-name="Numbering Symbols" style:family="text"/>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fo:font-weight="bold" style:font-weight-asian="bold" style:font-name-complex="Courier New2"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fo:font-weight="bold" style:font-weight-asian="bold"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fo:font-weight="bold" style:font-weight-asian="bold" style:font-name-complex="Courier New2"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fo:font-weight="bold" style:font-weight-asian="bold" style:font-name-complex="Courier New2"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fo:font-weight="bold" style:font-weight-asian="bold" style:font-name-complex="Courier New2"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fo:font-weight="bold" style:font-weight-asian="bold" style:font-name-complex="Courier New2"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67" style:num-suffix="" text:bullet-char="">
        <style:list-level-properties text:list-level-position-and-space-mode="label-alignment">
          <style:list-level-label-alignment text:label-followed-by="listtab" fo:text-indent="-0.25in" fo:margin-left="1.05in"/>
        </style:list-level-properties>
        <style:text-properties style:font-name="Symbol"/>
      </text:list-level-style-bullet>
      <text:list-level-style-bullet text:level="2" text:style-name="ListLabel_20_68" style:num-suffix="o" text:bullet-char="o">
        <style:list-level-properties text:list-level-position-and-space-mode="label-alignment">
          <style:list-level-label-alignment text:label-followed-by="listtab" fo:text-indent="-0.25in" fo:margin-left="1.55in"/>
        </style:list-level-properties>
        <style:text-properties style:font-name="Courier New1"/>
      </text:list-level-style-bullet>
      <text:list-level-style-bullet text:level="3" text:style-name="ListLabel_20_69" style:num-suffix="" text:bullet-char="">
        <style:list-level-properties text:list-level-position-and-space-mode="label-alignment">
          <style:list-level-label-alignment text:label-followed-by="listtab" fo:text-indent="-0.25in" fo:margin-left="2.05in"/>
        </style:list-level-properties>
        <style:text-properties style:font-name="Wingdings"/>
      </text:list-level-style-bullet>
      <text:list-level-style-bullet text:level="4" text:style-name="ListLabel_20_70" style:num-suffix="" text:bullet-char="">
        <style:list-level-properties text:list-level-position-and-space-mode="label-alignment">
          <style:list-level-label-alignment text:label-followed-by="listtab" fo:text-indent="-0.25in" fo:margin-left="2.55in"/>
        </style:list-level-properties>
        <style:text-properties style:font-name="Symbol"/>
      </text:list-level-style-bullet>
      <text:list-level-style-bullet text:level="5" text:style-name="ListLabel_20_71" style:num-suffix="o" text:bullet-char="o">
        <style:list-level-properties text:list-level-position-and-space-mode="label-alignment">
          <style:list-level-label-alignment text:label-followed-by="listtab" fo:text-indent="-0.25in" fo:margin-left="3.05in"/>
        </style:list-level-properties>
        <style:text-properties style:font-name="Courier New1"/>
      </text:list-level-style-bullet>
      <text:list-level-style-bullet text:level="6" text:style-name="ListLabel_20_72" style:num-suffix="" text:bullet-char="">
        <style:list-level-properties text:list-level-position-and-space-mode="label-alignment">
          <style:list-level-label-alignment text:label-followed-by="listtab" fo:text-indent="-0.25in" fo:margin-left="3.55in"/>
        </style:list-level-properties>
        <style:text-properties style:font-name="Wingdings"/>
      </text:list-level-style-bullet>
      <text:list-level-style-bullet text:level="7" text:style-name="ListLabel_20_73" style:num-suffix="" text:bullet-char="">
        <style:list-level-properties text:list-level-position-and-space-mode="label-alignment">
          <style:list-level-label-alignment text:label-followed-by="listtab" fo:text-indent="-0.25in" fo:margin-left="4.05in"/>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55in"/>
        </style:list-level-properties>
        <style:text-properties style:font-name="Courier New1"/>
      </text:list-level-style-bullet>
      <text:list-level-style-bullet text:level="9" text:style-name="ListLabel_20_75" style:num-suffix="" text:bullet-char="">
        <style:list-level-properties text:list-level-position-and-space-mode="label-alignment">
          <style:list-level-label-alignment text:label-followed-by="listtab" fo:text-indent="-0.25in" fo:margin-left="5.0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9T18:01:00</meta:creation-date>
    <meta:initial-creator>Andrew Scally</meta:initial-creator>
    <dc:language>en-US</dc:language>
    <dc:date>2018-08-09T12:34:32.063000000</dc:date>
    <meta:editing-cycles>44</meta:editing-cycles>
    <meta:editing-duration>P2DT37M3S</meta:editing-duration>
    <meta:generator>LibreOffice/6.0.3.2$Windows_X86_64 LibreOffice_project/8f48d515416608e3a835360314dac7e47fd0b821</meta:generator>
    <meta:document-statistic meta:table-count="1" meta:image-count="0" meta:object-count="0" meta:page-count="11" meta:paragraph-count="183" meta:word-count="2703" meta:character-count="17232" meta:non-whitespace-character-count="14462"/>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